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8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18:01:51.505000000</dc:date>
    <meta:editing-duration>P8DT12H53M25S</meta:editing-duration>
    <meta:editing-cycles>153</meta:editing-cycles>
    <meta:generator>LibreOffice/7.5.2.2$Windows_X86_64 LibreOffice_project/53bb9681a964705cf672590721dbc85eb4d0c3a2</meta:generator>
    <meta:document-statistic meta:table-count="2" meta:cell-count="706" meta:object-count="0"/>
  </office:meta>
</office:document-meta>
</file>